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500000275936B26BA.png" manifest:media-type="image/png"/>
  <manifest:file-entry manifest:full-path="Pictures/10000001000003D500000275CCB693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693in" svg:y="4.9161in" svg:width="6.6929in" svg:height="4.2909in" draw:z-index="0"><draw:image xlink:href="Pictures/10000001000003D500000275CCB693DC.png" xlink:type="simple" xlink:show="embed" xlink:actuate="onLoad" draw:mime-type="image/png"/></draw:frame><draw:frame draw:style-name="fr1" draw:name="Image2" text:anchor-type="char" svg:width="6.6929in" svg:height="4.2909in" draw:z-index="1"><draw:image xlink:href="Pictures/10000001000003D500000275936B26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1:02:47.803900874</meta:creation-date>
    <dc:date>2025-09-01T21:03:19.323937648</dc:date>
    <meta:editing-duration>PT31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